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imings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4.1916">
            <text:p>34.1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5764">
            <text:p>17.5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3085">
            <text:p>13.3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7091">
            <text:p>10.7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96287">
            <text:p>9.9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29644">
            <text:p>9.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4399">
            <text:p>7.7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58833">
            <text:p>7.59</text:p>
          </table:table-cell>
          <table:table-cell table:number-columns-repeated="3"/>
          <table:table-cell>
            <draw:frame table:end-cell-address="Timings.M30" table:end-x="0.221cm" table:end-y="0.451cm" draw:z-index="0" draw:style-name="gr1" svg:width="15.734cm" svg:height="12.341cm" svg:x="0.294cm" svg:y="0.365cm">
              <draw:object draw:notify-on-update-of-ranges="Timings.A1:Timings.A16 Timings.B1:Timings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60876">
            <text:p>7.6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30456">
            <text:p>7.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22438">
            <text:p>7.2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16848">
            <text:p>7.17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95262">
            <text:p>6.9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0044">
            <text:p>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9287">
            <text:p>6.9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09499">
            <text:p>7.09</text:p>
          </table:table-cell>
          <table:table-cell table:number-columns-repeated="4"/>
        </table:table-row>
      </table:table>
      <table:table table:name="Load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0.23">
            <text:p>0.23</text:p>
          </table:table-cell>
          <table:table-cell office:value-type="float" office:value="1.5">
            <text:p>1.5</text:p>
          </table:table-cell>
          <table:table-cell>
            <draw:frame table:end-cell-address="Load.H13" table:end-x="1.326cm" table:end-y="0.415cm" draw:z-index="0" draw:style-name="gr1" svg:width="7.999cm" svg:height="6.999cm" svg:x="0.101cm" svg:y="0.1cm">
              <draw:object draw:notify-on-update-of-ranges="Load.A1:Load.A16 Load.B1:Load.B16 Load.C1:Load.C16 Load.D1:Load.D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6">
            <text:p>0.86</text:p>
          </table:table-cell>
          <table:table-cell office:value-type="float" office:value="0.35">
            <text:p>0.35</text:p>
          </table:table-cell>
          <table:table-cell office:value-type="float" office:value="1.48">
            <text:p>1.4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7">
            <text:p>0.97</text:p>
          </table:table-cell>
          <table:table-cell office:value-type="float" office:value="0.43">
            <text:p>0.43</text:p>
          </table:table-cell>
          <table:table-cell office:value-type="float" office:value="1.47">
            <text:p>1.4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0.55">
            <text:p>0.55</text:p>
          </table:table-cell>
          <table:table-cell office:value-type="float" office:value="1.46">
            <text:p>1.4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3">
            <text:p>1.53</text:p>
          </table:table-cell>
          <table:table-cell office:value-type="float" office:value="0.68">
            <text:p>0.68</text:p>
          </table:table-cell>
          <table:table-cell office:value-type="float" office:value="1.48">
            <text:p>1.4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45">
            <text:p>1.45</text:p>
          </table:table-cell>
          <table:table-cell office:value-type="float" office:value="0.71">
            <text:p>0.71</text:p>
          </table:table-cell>
          <table:table-cell office:value-type="float" office:value="1.47">
            <text:p>1.4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83">
            <text:p>1.83</text:p>
          </table:table-cell>
          <table:table-cell office:value-type="float" office:value="0.83">
            <text:p>0.83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67">
            <text:p>2.67</text:p>
          </table:table-cell>
          <table:table-cell office:value-type="float" office:value="1.07">
            <text:p>1.07</text:p>
          </table:table-cell>
          <table:table-cell office:value-type="float" office:value="1.56">
            <text:p>1.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9">
            <text:p>2.79</text:p>
          </table:table-cell>
          <table:table-cell office:value-type="float" office:value="1.16">
            <text:p>1.16</text:p>
          </table:table-cell>
          <table:table-cell office:value-type="float" office:value="1.58">
            <text:p>1.5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  <table:table-cell office:value-type="float" office:value="1.41">
            <text:p>1.41</text:p>
          </table:table-cell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67">
            <text:p>3.67</text:p>
          </table:table-cell>
          <table:table-cell office:value-type="float" office:value="1.54">
            <text:p>1.54</text:p>
          </table:table-cell>
          <table:table-cell office:value-type="float" office:value="1.69">
            <text:p>1.6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64">
            <text:p>3.64</text:p>
          </table:table-cell>
          <table:table-cell office:value-type="float" office:value="1.67">
            <text:p>1.67</text:p>
          </table:table-cell>
          <table:table-cell office:value-type="float" office:value="1.73">
            <text:p>1.7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86">
            <text:p>3.86</text:p>
          </table:table-cell>
          <table:table-cell office:value-type="float" office:value="1.8">
            <text:p>1.8</text:p>
          </table:table-cell>
          <table:table-cell office:value-type="float" office:value="1.77">
            <text:p>1.7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5">
            <text:p>4.35</text:p>
          </table:table-cell>
          <table:table-cell office:value-type="float" office:value="2">
            <text:p>2</text:p>
          </table:table-cell>
          <table:table-cell office:value-type="float" office:value="1.83">
            <text:p>1.8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44">
            <text:p>4.44</text:p>
          </table:table-cell>
          <table:table-cell office:value-type="float" office:value="2.15">
            <text:p>2.15</text:p>
          </table:table-cell>
          <table:table-cell office:value-type="float" office:value="1.88">
            <text:p>1.88</text:p>
          </table:table-cell>
          <table:table-cell/>
        </table:table-row>
      </table:table>
      <table:table table:name="Sheet5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Combined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THING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ooc:=[.F2]" office:value-type="float" office:value="34.1916">
            <text:p>34.19</text:p>
          </table:table-cell>
          <table:table-cell office:value-type="float" office:value="0.52">
            <text:p>0.52</text:p>
          </table:table-cell>
          <table:table-cell office:value-type="float" office:value="0.23">
            <text:p>0.23</text:p>
          </table:table-cell>
          <table:table-cell office:value-type="float" office:value="1.5">
            <text:p>1.5</text:p>
          </table:table-cell>
          <table:table-cell office:value-type="float" office:value="34.1916">
            <text:p>34.19</text:p>
          </table:table-cell>
          <table:table-cell>
            <draw:frame table:end-cell-address="Combined.O33" table:end-x="1.929cm" table:end-y="0.185cm" draw:z-index="0" draw:style-name="gr1" svg:width="19.892cm" svg:height="17.354cm" svg:x="0.102cm" svg:y="0.1cm">
              <draw:object draw:notify-on-update-of-ranges="Combined.A2:Combined.A17 Combined.C2:Combined.C17 Combined.D2:Combined.D17 Combined.E2:Combined.E17 Combined.F2:Combined.F1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B2]+[.F3]" office:value-type="float" office:value="51.768">
            <text:p>51.77</text:p>
          </table:table-cell>
          <table:table-cell office:value-type="float" office:value="0.86">
            <text:p>0.86</text:p>
          </table:table-cell>
          <table:table-cell office:value-type="float" office:value="0.35">
            <text:p>0.35</text:p>
          </table:table-cell>
          <table:table-cell office:value-type="float" office:value="1.48">
            <text:p>1.48</text:p>
          </table:table-cell>
          <table:table-cell office:value-type="float" office:value="17.5764">
            <text:p>17.5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ooc:=[.B3]+[.F4]" office:value-type="float" office:value="65.0765">
            <text:p>65.08</text:p>
          </table:table-cell>
          <table:table-cell office:value-type="float" office:value="0.97">
            <text:p>0.97</text:p>
          </table:table-cell>
          <table:table-cell office:value-type="float" office:value="0.43">
            <text:p>0.43</text:p>
          </table:table-cell>
          <table:table-cell office:value-type="float" office:value="1.47">
            <text:p>1.47</text:p>
          </table:table-cell>
          <table:table-cell office:value-type="float" office:value="13.3085">
            <text:p>13.3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ooc:=[.B4]+[.F5]" office:value-type="float" office:value="75.7856">
            <text:p>75.79</text:p>
          </table:table-cell>
          <table:table-cell office:value-type="float" office:value="1.14">
            <text:p>1.14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  <table:table-cell office:value-type="float" office:value="10.7091">
            <text:p>10.7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ooc:=[.B5]+[.F6]" office:value-type="float" office:value="85.74847">
            <text:p>85.75</text:p>
          </table:table-cell>
          <table:table-cell office:value-type="float" office:value="1.16">
            <text:p>1.16</text:p>
          </table:table-cell>
          <table:table-cell office:value-type="float" office:value="0.55">
            <text:p>0.55</text:p>
          </table:table-cell>
          <table:table-cell office:value-type="float" office:value="1.46">
            <text:p>1.46</text:p>
          </table:table-cell>
          <table:table-cell office:value-type="float" office:value="9.96287">
            <text:p>9.9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ooc:=[.B6]+[.F7]" office:value-type="float" office:value="95.04491">
            <text:p>95.04</text:p>
          </table:table-cell>
          <table:table-cell office:value-type="float" office:value="1.53">
            <text:p>1.53</text:p>
          </table:table-cell>
          <table:table-cell office:value-type="float" office:value="0.68">
            <text:p>0.68</text:p>
          </table:table-cell>
          <table:table-cell office:value-type="float" office:value="1.48">
            <text:p>1.48</text:p>
          </table:table-cell>
          <table:table-cell office:value-type="float" office:value="9.29644">
            <text:p>9.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ooc:=[.B7]+[.F8]" office:value-type="float" office:value="102.7889">
            <text:p>102.79</text:p>
          </table:table-cell>
          <table:table-cell office:value-type="float" office:value="1.45">
            <text:p>1.45</text:p>
          </table:table-cell>
          <table:table-cell office:value-type="float" office:value="0.71">
            <text:p>0.71</text:p>
          </table:table-cell>
          <table:table-cell office:value-type="float" office:value="1.47">
            <text:p>1.47</text:p>
          </table:table-cell>
          <table:table-cell office:value-type="float" office:value="7.74399">
            <text:p>7.7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ooc:=[.B8]+[.F9]" office:value-type="float" office:value="110.37723">
            <text:p>110.38</text:p>
          </table:table-cell>
          <table:table-cell office:value-type="float" office:value="1.83">
            <text:p>1.83</text:p>
          </table:table-cell>
          <table:table-cell office:value-type="float" office:value="0.83">
            <text:p>0.83</text:p>
          </table:table-cell>
          <table:table-cell office:value-type="float" office:value="1.5">
            <text:p>1.5</text:p>
          </table:table-cell>
          <table:table-cell office:value-type="float" office:value="7.58833">
            <text:p>7.5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ooc:=[.B9]+[.F10]" office:value-type="float" office:value="117.98599">
            <text:p>117.99</text:p>
          </table:table-cell>
          <table:table-cell office:value-type="float" office:value="2.67">
            <text:p>2.67</text:p>
          </table:table-cell>
          <table:table-cell office:value-type="float" office:value="1.07">
            <text:p>1.07</text:p>
          </table:table-cell>
          <table:table-cell office:value-type="float" office:value="1.56">
            <text:p>1.56</text:p>
          </table:table-cell>
          <table:table-cell office:value-type="float" office:value="7.60876">
            <text:p>7.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ooc:=[.B10]+[.F11]" office:value-type="float" office:value="125.29055">
            <text:p>125.29</text:p>
          </table:table-cell>
          <table:table-cell office:value-type="float" office:value="2.79">
            <text:p>2.79</text:p>
          </table:table-cell>
          <table:table-cell office:value-type="float" office:value="1.16">
            <text:p>1.16</text:p>
          </table:table-cell>
          <table:table-cell office:value-type="float" office:value="1.58">
            <text:p>1.58</text:p>
          </table:table-cell>
          <table:table-cell office:value-type="float" office:value="7.30456">
            <text:p>7.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ooc:=[.B11]+[.F12]" office:value-type="float" office:value="132.51493">
            <text:p>132.51</text:p>
          </table:table-cell>
          <table:table-cell office:value-type="float" office:value="3.5">
            <text:p>3.5</text:p>
          </table:table-cell>
          <table:table-cell office:value-type="float" office:value="1.41">
            <text:p>1.41</text:p>
          </table:table-cell>
          <table:table-cell office:value-type="float" office:value="1.65">
            <text:p>1.65</text:p>
          </table:table-cell>
          <table:table-cell office:value-type="float" office:value="7.22438">
            <text:p>7.2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ooc:=[.B12]+[.F13]" office:value-type="float" office:value="139.68341">
            <text:p>139.68</text:p>
          </table:table-cell>
          <table:table-cell office:value-type="float" office:value="3.67">
            <text:p>3.67</text:p>
          </table:table-cell>
          <table:table-cell office:value-type="float" office:value="1.54">
            <text:p>1.54</text:p>
          </table:table-cell>
          <table:table-cell office:value-type="float" office:value="1.69">
            <text:p>1.69</text:p>
          </table:table-cell>
          <table:table-cell office:value-type="float" office:value="7.16848">
            <text:p>7.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ooc:=[.B13]+[.F14]" office:value-type="float" office:value="146.63603">
            <text:p>146.64</text:p>
          </table:table-cell>
          <table:table-cell office:value-type="float" office:value="3.64">
            <text:p>3.64</text:p>
          </table:table-cell>
          <table:table-cell office:value-type="float" office:value="1.67">
            <text:p>1.67</text:p>
          </table:table-cell>
          <table:table-cell office:value-type="float" office:value="1.73">
            <text:p>1.73</text:p>
          </table:table-cell>
          <table:table-cell office:value-type="float" office:value="6.95262">
            <text:p>6.9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ooc:=[.B14]+[.F15]" office:value-type="float" office:value="153.64043">
            <text:p>153.64</text:p>
          </table:table-cell>
          <table:table-cell office:value-type="float" office:value="3.86">
            <text:p>3.86</text:p>
          </table:table-cell>
          <table:table-cell office:value-type="float" office:value="1.8">
            <text:p>1.8</text:p>
          </table:table-cell>
          <table:table-cell office:value-type="float" office:value="1.77">
            <text:p>1.77</text:p>
          </table:table-cell>
          <table:table-cell office:value-type="float" office:value="7.0044">
            <text:p>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ooc:=[.B15]+[.F16]" office:value-type="float" office:value="160.56913">
            <text:p>160.57</text:p>
          </table:table-cell>
          <table:table-cell office:value-type="float" office:value="4.35">
            <text:p>4.35</text:p>
          </table:table-cell>
          <table:table-cell office:value-type="float" office:value="2">
            <text:p>2</text:p>
          </table:table-cell>
          <table:table-cell office:value-type="float" office:value="1.83">
            <text:p>1.83</text:p>
          </table:table-cell>
          <table:table-cell office:value-type="float" office:value="6.9287">
            <text:p>6.9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ooc:=[.B16]+[.F17]" office:value-type="float" office:value="167.66412">
            <text:p>167.66</text:p>
          </table:table-cell>
          <table:table-cell office:value-type="float" office:value="4.44">
            <text:p>4.44</text:p>
          </table:table-cell>
          <table:table-cell office:value-type="float" office:value="2.15">
            <text:p>2.15</text:p>
          </table:table-cell>
          <table:table-cell office:value-type="float" office:value="1.88">
            <text:p>1.88</text:p>
          </table:table-cell>
          <table:table-cell office:value-type="float" office:value="7.09499">
            <text:p>7.09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>
            <draw:frame table:end-cell-address="Combined.E33" table:end-x="1.822cm" table:end-y="0.203cm" draw:z-index="1" draw:style-name="gr1" svg:width="7.999cm" svg:height="6.999cm" svg:x="0.597cm" svg:y="0.446cm">
              <draw:object draw:notify-on-update-of-ranges="Combined.B2:Combined.B17 Combined.C2:Combined.C17 Combined.D2:Combined.D17 Combined.E2:Combined.E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</table:table>
      <table:table table:name="Timing64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.5094">
            <text:p>19.5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2742">
            <text:p>14.2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276">
            <text:p>11.7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3481">
            <text:p>10.3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69602">
            <text:p>9.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5525">
            <text:p>8.6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6954">
            <text:p>8.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1693">
            <text:p>8.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7064">
            <text:p>8.17</text:p>
          </table:table-cell>
          <table:table-cell table:number-columns-repeated="2"/>
          <table:table-cell>
            <draw:frame table:end-cell-address="Timing64.L33" table:end-x="1.542cm" table:end-y="0.478cm" draw:z-index="0" draw:style-name="gr1" svg:width="15.623cm" svg:height="13.429cm" svg:x="1.726cm" svg:y="0.419cm">
              <draw:object draw:notify-on-update-of-ranges="Timing64.A1:Timing64.A64 Timing64.B1:Timing64.B6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85468">
            <text:p>7.8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09685">
            <text:p>8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74298">
            <text:p>7.7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96923">
            <text:p>7.9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48325">
            <text:p>7.4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46196">
            <text:p>7.4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79992">
            <text:p>7.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48448">
            <text:p>7.4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.4031">
            <text:p>7.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.68274">
            <text:p>7.6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67548">
            <text:p>7.6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923">
            <text:p>7.8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81535">
            <text:p>7.8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1703">
            <text:p>7.4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51567">
            <text:p>7.5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36746">
            <text:p>7.3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3386">
            <text:p>7.34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.35403">
            <text:p>7.3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.38334">
            <text:p>7.3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3806">
            <text:p>7.3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33424">
            <text:p>7.3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23462">
            <text:p>7.2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.54736">
            <text:p>7.5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.33922">
            <text:p>7.3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.35879">
            <text:p>7.3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.49806">
            <text:p>7.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.27893">
            <text:p>7.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.32322">
            <text:p>7.3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.14852">
            <text:p>7.1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.1685">
            <text:p>7.1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.12908">
            <text:p>7.1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.20432">
            <text:p>7.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.44241">
            <text:p>7.44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.22952">
            <text:p>7.2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.18853">
            <text:p>7.19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.23571">
            <text:p>7.24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.17476">
            <text:p>7.1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.18287">
            <text:p>7.1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.25069">
            <text:p>7.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.11511">
            <text:p>7.1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.17888">
            <text:p>7.18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.10951">
            <text:p>7.1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.10708">
            <text:p>7.1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.16264">
            <text:p>7.1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.06891">
            <text:p>7.0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07942">
            <text:p>7.08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19116">
            <text:p>7.1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22364">
            <text:p>7.2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07641">
            <text:p>7.0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.19195">
            <text:p>7.1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08975">
            <text:p>7.0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.23771">
            <text:p>7.24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.23129">
            <text:p>7.2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.10246">
            <text:p>7.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.09683">
            <text:p>7.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22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13T22:16:47</dc:date>
    <meta:editing-cycles>2</meta:editing-cycles>
    <meta:editing-duration>PT37M58S</meta:editing-duration>
    <meta:user-defined meta:name="Info 1"/>
    <meta:user-defined meta:name="Info 2"/>
    <meta:user-defined meta:name="Info 3"/>
    <meta:user-defined meta:name="Info 4"/>
    <meta:document-statistic meta:table-count="5" meta:cell-count="3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47cm" svg:y="3.14cm" chart:style-name="ch2"/>
        <chart:plot-area chart:style-name="ch3" table:cell-range-address="Timings.A1:Timings.B16" chart:data-source-has-labels="column" svg:x="0.16cm" svg:y="0.14cm" svg:width="5.627cm" svg:height="6.579cm">
          <chart:axis chart:dimension="x" chart:name="primary-x" chart:style-name="ch4">
            <chart:categories table:cell-range-address="Timings.A1:Timings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ings.B1:Timings.B16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1916">
                <text:p>34.19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764">
                <text:p>17.5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085">
                <text:p>13.3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091">
                <text:p>10.7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6287">
                <text:p>9.96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9644">
                <text:p>9.29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4399">
                <text:p>7.74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8833">
                <text:p>7.58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0876">
                <text:p>7.60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0456">
                <text:p>7.30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2438">
                <text:p>7.22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6848">
                <text:p>7.16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5262">
                <text:p>6.9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044">
                <text:p>7.0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287">
                <text:p>6.9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9499">
                <text:p>7.09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21cm" svg:y="2.607cm" chart:style-name="ch2"/>
        <chart:plot-area chart:style-name="ch3" table:cell-range-address="Load.A1:Load.D16" chart:data-source-has-labels="column" svg:x="0.16cm" svg:y="0.14cm" svg:width="5.601cm" svg:height="6.579cm">
          <chart:axis chart:dimension="x" chart:name="primary-x" chart:style-name="ch4">
            <chart:categories table:cell-range-address="Load.A1:Load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ad.B1:Load.B16" chart:class="chart:line">
            <chart:data-point chart:repeated="16"/>
          </chart:series>
          <chart:series chart:style-name="ch7" chart:values-cell-range-address="Load.C1:Load.C16" chart:class="chart:line">
            <chart:data-point chart:repeated="16"/>
          </chart:series>
          <chart:series chart:style-name="ch8" chart:values-cell-range-address="Load.D1:Load.D16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</table:table-cell>
              <table:table-cell office:value-type="float" office:value="0.23">
                <text:p>0.2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35">
                <text:p>0.3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0.43">
                <text:p>0.4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6">
                <text:p>1.16</text:p>
              </table:table-cell>
              <table:table-cell office:value-type="float" office:value="0.55">
                <text:p>0.5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">
                <text:p>1.53</text:p>
              </table:table-cell>
              <table:table-cell office:value-type="float" office:value="0.68">
                <text:p>0.6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">
                <text:p>1.45</text:p>
              </table:table-cell>
              <table:table-cell office:value-type="float" office:value="0.71">
                <text:p>0.7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">
                <text:p>1.83</text:p>
              </table:table-cell>
              <table:table-cell office:value-type="float" office:value="0.83">
                <text:p>0.8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7">
                <text:p>2.67</text:p>
              </table:table-cell>
              <table:table-cell office:value-type="float" office:value="1.07">
                <text:p>1.0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9">
                <text:p>2.79</text:p>
              </table:table-cell>
              <table:table-cell office:value-type="float" office:value="1.16">
                <text:p>1.1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1.41">
                <text:p>1.4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">
                <text:p>3.67</text:p>
              </table:table-cell>
              <table:table-cell office:value-type="float" office:value="1.54">
                <text:p>1.5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1.67">
                <text:p>1.6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6">
                <text:p>3.86</text:p>
              </table:table-cell>
              <table:table-cell office:value-type="float" office:value="1.8">
                <text:p>1.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5">
                <text:p>4.35</text:p>
              </table:table-cell>
              <table:table-cell office:value-type="float" office:value="2">
                <text:p>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4">
                <text:p>4.44</text:p>
              </table:table-cell>
              <table:table-cell office:value-type="float" office:value="2.15">
                <text:p>2.15</text:p>
              </table:table-cell>
              <table:table-cell office:value-type="float" office:value="1.88">
                <text:p>1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47cm" svg:y="3.14cm" chart:style-name="ch2"/>
        <chart:plot-area chart:style-name="ch3" table:cell-range-address="Timing64.A1:Timing64.B64" chart:data-source-has-labels="column" svg:x="0.16cm" svg:y="0.14cm" svg:width="5.627cm" svg:height="6.579cm">
          <chart:axis chart:dimension="x" chart:name="primary-x" chart:style-name="ch4">
            <chart:categories table:cell-range-address="Timing64.A1:Timing64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ing64.B1:Timing64.B6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5094">
                <text:p>19.5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742">
                <text:p>14.2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276">
                <text:p>11.7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481">
                <text:p>10.3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9602">
                <text:p>9.6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5525">
                <text:p>8.65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954">
                <text:p>8.26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1693">
                <text:p>8.21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064">
                <text:p>8.17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5468">
                <text:p>7.85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9685">
                <text:p>8.09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4298">
                <text:p>7.74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6923">
                <text:p>7.9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8325">
                <text:p>7.48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6196">
                <text:p>7.46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9992">
                <text:p>7.79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8448">
                <text:p>7.48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031">
                <text:p>7.4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8274">
                <text:p>7.68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7548">
                <text:p>7.67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923">
                <text:p>7.8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1535">
                <text:p>7.81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1703">
                <text:p>7.41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1567">
                <text:p>7.51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6746">
                <text:p>7.3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86">
                <text:p>7.3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5403">
                <text:p>7.35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334">
                <text:p>7.38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3806">
                <text:p>7.3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3424">
                <text:p>7.3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462">
                <text:p>7.23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4736">
                <text:p>7.5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3922">
                <text:p>7.33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5879">
                <text:p>7.3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9806">
                <text:p>7.4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7893">
                <text:p>7.278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32322">
                <text:p>7.32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4852">
                <text:p>7.14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685">
                <text:p>7.1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2908">
                <text:p>7.12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432">
                <text:p>7.20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4241">
                <text:p>7.44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2952">
                <text:p>7.22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8853">
                <text:p>7.18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3571">
                <text:p>7.23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7476">
                <text:p>7.17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287">
                <text:p>7.18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5069">
                <text:p>7.25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1511">
                <text:p>7.11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7888">
                <text:p>7.17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0951">
                <text:p>7.10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0708">
                <text:p>7.10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6264">
                <text:p>7.16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06891">
                <text:p>7.06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07942">
                <text:p>7.07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19116">
                <text:p>7.19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22364">
                <text:p>7.22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07641">
                <text:p>7.0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9195">
                <text:p>7.19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8975">
                <text:p>7.08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3771">
                <text:p>7.237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3129">
                <text:p>7.23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0246">
                <text:p>7.10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9683">
                <text:p>7.09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893cm" svg:height="17.355cm" chart:class="chart:line" chart:style-name="ch1">
        <chart:legend chart:legend-position="end" svg:x="17.577cm" svg:y="7.517cm" chart:style-name="ch2"/>
        <chart:plot-area chart:style-name="ch3" table:cell-range-address="Combined.A2:Combined.A17 Combined.C2:Combined.F17" chart:data-source-has-labels="column" svg:x="0.397cm" svg:y="0.347cm" svg:width="16.783cm" svg:height="16.313cm">
          <chart:axis chart:dimension="x" chart:name="primary-x" chart:style-name="ch4">
            <chart:categories table:cell-range-address="Combined.A2:Combined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bined.C2:Combined.C17" chart:class="chart:line">
            <chart:data-point chart:repeated="16"/>
          </chart:series>
          <chart:series chart:style-name="ch7" chart:values-cell-range-address="Combined.D2:Combined.D17" chart:class="chart:line">
            <chart:data-point chart:repeated="16"/>
          </chart:series>
          <chart:series chart:style-name="ch8" chart:values-cell-range-address="Combined.E2:Combined.E17" chart:class="chart:line">
            <chart:data-point chart:repeated="16"/>
          </chart:series>
          <chart:series chart:style-name="ch9" chart:values-cell-range-address="Combined.F2:Combined.F17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</table:table-cell>
              <table:table-cell office:value-type="float" office:value="0.23">
                <text:p>0.23</text:p>
              </table:table-cell>
              <table:table-cell office:value-type="float" office:value="1.5">
                <text:p>1.5</text:p>
              </table:table-cell>
              <table:table-cell office:value-type="float" office:value="34.1916">
                <text:p>34.19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35">
                <text:p>0.35</text:p>
              </table:table-cell>
              <table:table-cell office:value-type="float" office:value="1.48">
                <text:p>1.48</text:p>
              </table:table-cell>
              <table:table-cell office:value-type="float" office:value="17.5764">
                <text:p>17.5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0.43">
                <text:p>0.43</text:p>
              </table:table-cell>
              <table:table-cell office:value-type="float" office:value="1.47">
                <text:p>1.47</text:p>
              </table:table-cell>
              <table:table-cell office:value-type="float" office:value="13.3085">
                <text:p>13.3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  <table:table-cell office:value-type="float" office:value="1.47">
                <text:p>1.47</text:p>
              </table:table-cell>
              <table:table-cell office:value-type="float" office:value="10.7091">
                <text:p>10.7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6">
                <text:p>1.16</text:p>
              </table:table-cell>
              <table:table-cell office:value-type="float" office:value="0.55">
                <text:p>0.55</text:p>
              </table:table-cell>
              <table:table-cell office:value-type="float" office:value="1.46">
                <text:p>1.46</text:p>
              </table:table-cell>
              <table:table-cell office:value-type="float" office:value="9.96287">
                <text:p>9.96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">
                <text:p>1.53</text:p>
              </table:table-cell>
              <table:table-cell office:value-type="float" office:value="0.68">
                <text:p>0.68</text:p>
              </table:table-cell>
              <table:table-cell office:value-type="float" office:value="1.48">
                <text:p>1.48</text:p>
              </table:table-cell>
              <table:table-cell office:value-type="float" office:value="9.29644">
                <text:p>9.29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">
                <text:p>1.45</text:p>
              </table:table-cell>
              <table:table-cell office:value-type="float" office:value="0.71">
                <text:p>0.71</text:p>
              </table:table-cell>
              <table:table-cell office:value-type="float" office:value="1.47">
                <text:p>1.47</text:p>
              </table:table-cell>
              <table:table-cell office:value-type="float" office:value="7.74399">
                <text:p>7.74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">
                <text:p>1.83</text:p>
              </table:table-cell>
              <table:table-cell office:value-type="float" office:value="0.83">
                <text:p>0.83</text:p>
              </table:table-cell>
              <table:table-cell office:value-type="float" office:value="1.5">
                <text:p>1.5</text:p>
              </table:table-cell>
              <table:table-cell office:value-type="float" office:value="7.58833">
                <text:p>7.58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7">
                <text:p>2.67</text:p>
              </table:table-cell>
              <table:table-cell office:value-type="float" office:value="1.07">
                <text:p>1.07</text:p>
              </table:table-cell>
              <table:table-cell office:value-type="float" office:value="1.56">
                <text:p>1.56</text:p>
              </table:table-cell>
              <table:table-cell office:value-type="float" office:value="7.60876">
                <text:p>7.60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9">
                <text:p>2.79</text:p>
              </table:table-cell>
              <table:table-cell office:value-type="float" office:value="1.16">
                <text:p>1.16</text:p>
              </table:table-cell>
              <table:table-cell office:value-type="float" office:value="1.58">
                <text:p>1.58</text:p>
              </table:table-cell>
              <table:table-cell office:value-type="float" office:value="7.30456">
                <text:p>7.30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1.41">
                <text:p>1.41</text:p>
              </table:table-cell>
              <table:table-cell office:value-type="float" office:value="1.65">
                <text:p>1.65</text:p>
              </table:table-cell>
              <table:table-cell office:value-type="float" office:value="7.22438">
                <text:p>7.22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">
                <text:p>3.67</text:p>
              </table:table-cell>
              <table:table-cell office:value-type="float" office:value="1.54">
                <text:p>1.54</text:p>
              </table:table-cell>
              <table:table-cell office:value-type="float" office:value="1.69">
                <text:p>1.69</text:p>
              </table:table-cell>
              <table:table-cell office:value-type="float" office:value="7.16848">
                <text:p>7.16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1.67">
                <text:p>1.67</text:p>
              </table:table-cell>
              <table:table-cell office:value-type="float" office:value="1.73">
                <text:p>1.73</text:p>
              </table:table-cell>
              <table:table-cell office:value-type="float" office:value="6.95262">
                <text:p>6.9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6">
                <text:p>3.86</text:p>
              </table:table-cell>
              <table:table-cell office:value-type="float" office:value="1.8">
                <text:p>1.8</text:p>
              </table:table-cell>
              <table:table-cell office:value-type="float" office:value="1.77">
                <text:p>1.77</text:p>
              </table:table-cell>
              <table:table-cell office:value-type="float" office:value="7.0044">
                <text:p>7.0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5">
                <text:p>4.35</text:p>
              </table:table-cell>
              <table:table-cell office:value-type="float" office:value="2">
                <text:p>2</text:p>
              </table:table-cell>
              <table:table-cell office:value-type="float" office:value="1.83">
                <text:p>1.83</text:p>
              </table:table-cell>
              <table:table-cell office:value-type="float" office:value="6.9287">
                <text:p>6.9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4">
                <text:p>4.44</text:p>
              </table:table-cell>
              <table:table-cell office:value-type="float" office:value="2.15">
                <text:p>2.15</text:p>
              </table:table-cell>
              <table:table-cell office:value-type="float" office:value="1.88">
                <text:p>1.88</text:p>
              </table:table-cell>
              <table:table-cell office:value-type="float" office:value="7.09499">
                <text:p>7.094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21cm" svg:y="2.607cm" chart:style-name="ch2"/>
        <chart:plot-area chart:style-name="ch3" table:cell-range-address="Combined.B2:Combined.E17" chart:data-source-has-labels="column" svg:x="0.16cm" svg:y="0.14cm" svg:width="5.601cm" svg:height="6.579cm">
          <chart:axis chart:dimension="x" chart:name="primary-x" chart:style-name="ch4">
            <chart:categories table:cell-range-address="Combined.B2:Combined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bined.C2:Combined.C17" chart:class="chart:line">
            <chart:data-point chart:repeated="16"/>
          </chart:series>
          <chart:series chart:style-name="ch7" chart:values-cell-range-address="Combined.D2:Combined.D17" chart:class="chart:line">
            <chart:data-point chart:repeated="16"/>
          </chart:series>
          <chart:series chart:style-name="ch8" chart:values-cell-range-address="Combined.E2:Combined.E17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4.19</text:p>
              </table:table-cell>
              <table:table-cell office:value-type="float" office:value="0.52">
                <text:p>0.52</text:p>
              </table:table-cell>
              <table:table-cell office:value-type="float" office:value="0.23">
                <text:p>0.2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.77</text:p>
              </table:table-cell>
              <table:table-cell office:value-type="float" office:value="0.86">
                <text:p>0.86</text:p>
              </table:table-cell>
              <table:table-cell office:value-type="float" office:value="0.35">
                <text:p>0.3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5.08</text:p>
              </table:table-cell>
              <table:table-cell office:value-type="float" office:value="0.97">
                <text:p>0.97</text:p>
              </table:table-cell>
              <table:table-cell office:value-type="float" office:value="0.43">
                <text:p>0.4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5.79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85.75</text:p>
              </table:table-cell>
              <table:table-cell office:value-type="float" office:value="1.16">
                <text:p>1.16</text:p>
              </table:table-cell>
              <table:table-cell office:value-type="float" office:value="0.55">
                <text:p>0.5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95.04</text:p>
              </table:table-cell>
              <table:table-cell office:value-type="float" office:value="1.53">
                <text:p>1.53</text:p>
              </table:table-cell>
              <table:table-cell office:value-type="float" office:value="0.68">
                <text:p>0.6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02.79</text:p>
              </table:table-cell>
              <table:table-cell office:value-type="float" office:value="1.45">
                <text:p>1.45</text:p>
              </table:table-cell>
              <table:table-cell office:value-type="float" office:value="0.71">
                <text:p>0.7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10.38</text:p>
              </table:table-cell>
              <table:table-cell office:value-type="float" office:value="1.83">
                <text:p>1.83</text:p>
              </table:table-cell>
              <table:table-cell office:value-type="float" office:value="0.83">
                <text:p>0.8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7.99</text:p>
              </table:table-cell>
              <table:table-cell office:value-type="float" office:value="2.67">
                <text:p>2.67</text:p>
              </table:table-cell>
              <table:table-cell office:value-type="float" office:value="1.07">
                <text:p>1.0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25.29</text:p>
              </table:table-cell>
              <table:table-cell office:value-type="float" office:value="2.79">
                <text:p>2.79</text:p>
              </table:table-cell>
              <table:table-cell office:value-type="float" office:value="1.16">
                <text:p>1.1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32.51</text:p>
              </table:table-cell>
              <table:table-cell office:value-type="float" office:value="3.5">
                <text:p>3.5</text:p>
              </table:table-cell>
              <table:table-cell office:value-type="float" office:value="1.41">
                <text:p>1.4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39.68</text:p>
              </table:table-cell>
              <table:table-cell office:value-type="float" office:value="3.67">
                <text:p>3.67</text:p>
              </table:table-cell>
              <table:table-cell office:value-type="float" office:value="1.54">
                <text:p>1.5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46.64</text:p>
              </table:table-cell>
              <table:table-cell office:value-type="float" office:value="3.64">
                <text:p>3.64</text:p>
              </table:table-cell>
              <table:table-cell office:value-type="float" office:value="1.67">
                <text:p>1.6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53.64</text:p>
              </table:table-cell>
              <table:table-cell office:value-type="float" office:value="3.86">
                <text:p>3.86</text:p>
              </table:table-cell>
              <table:table-cell office:value-type="float" office:value="1.8">
                <text:p>1.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60.57</text:p>
              </table:table-cell>
              <table:table-cell office:value-type="float" office:value="4.35">
                <text:p>4.35</text:p>
              </table:table-cell>
              <table:table-cell office:value-type="float" office:value="2">
                <text:p>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67.66</text:p>
              </table:table-cell>
              <table:table-cell office:value-type="float" office:value="4.44">
                <text:p>4.44</text:p>
              </table:table-cell>
              <table:table-cell office:value-type="float" office:value="2.15">
                <text:p>2.15</text:p>
              </table:table-cell>
              <table:table-cell office:value-type="float" office:value="1.88">
                <text:p>1.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